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IOTIFFImageWriter.createResolutionField( int number , String name , ImageWriter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mageIOTIFFImageWriter.ImageIOTIFFImag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OTIFFImageWriter.updateMetadata( IIOMetadata meta , ImageWriterParams para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